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10000009DF318B45A728D2CA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32pt" officeooo:rsid="0001deea" officeooo:paragraph-rsid="0001deea" style:font-size-asian="28pt" style:font-size-complex="32pt"/>
    </style:style>
    <style:style style:name="P2" style:family="paragraph" style:parent-style-name="Text_20_body">
      <style:paragraph-properties fo:text-align="center" style:justify-single-word="false"/>
      <style:text-properties fo:font-size="32pt" officeooo:rsid="0002856c" officeooo:paragraph-rsid="0002856c" style:font-size-asian="28pt" style:font-size-complex="32pt"/>
    </style:style>
    <style:style style:name="P3" style:family="paragraph" style:parent-style-name="Title">
      <style:text-properties fo:font-size="72pt" style:font-size-asian="72pt" style:font-size-complex="72pt"/>
    </style:style>
    <style:style style:name="P4" style:family="paragraph">
      <loext:graphic-properties draw:fill-color="#ff0000"/>
    </style:style>
    <style:style style:name="P5" style:family="paragraph">
      <loext:graphic-properties draw:fill-color="#ffffff"/>
    </style:style>
    <style:style style:name="T1" style:family="text">
      <style:text-properties fo:font-size="72pt" officeooo:rsid="0001deea" style:font-size-asian="72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0000" draw:auto-grow-height="false" fo:min-height="0.1382in" fo:min-width="0.4291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6437in" fo:min-width="3.8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LCOME</text:p>
      <text:p text:style-name="P1">Welcome to our site!</text:p>
      <text:p text:style-name="P1"><draw:frame draw:style-name="fr1" draw:name="Image1" text:anchor-type="char" svg:x="1.7909in" svg:y="-0.0445in" svg:width="3.3437in" svg:height="1.6354in" draw:z-index="0"><draw:image xlink:href="Pictures/10000000000001410000009DF318B45A728D2CA6.jpg" xlink:type="simple" xlink:show="embed" xlink:actuate="onLoad" loext:mime-type="image/jpeg"/></draw:frame></text:p>
      <text:p text:style-name="P1"/>
      <text:p text:style-name="P1"><draw:custom-shape text:anchor-type="paragraph" draw:z-index="1" draw:name="Shape1" draw:style-name="gr2" draw:text-style-name="P5" svg:width="3.826in" svg:height="0.6441in" svg:x="1.6634in" svg:y="0.0346in"><text:p/><draw:enhanced-geometry svg:viewBox="0 0 21600 21600" draw:type="rectangle" draw:enhanced-path="M 0 0 L 21600 0 21600 21600 0 21600 0 0 Z N"/></draw:custom-shape></text:p>
      <text:p text:style-name="P2"><draw:custom-shape text:anchor-type="paragraph" draw:z-index="2" draw:name="Shape2" draw:style-name="gr1" draw:text-style-name="P4" svg:width="0.5587in" svg:height="0.426in" svg:x="5.5835in" svg:y="0.0665in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Continue Posting! With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0:37:35.140695758</meta:creation-date>
    <dc:date>2022-01-13T10:42:50.632239676</dc:date>
    <meta:editing-duration>PT5M1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3" meta:word-count="8" meta:character-count="50" meta:non-whitespace-character-count="44"/>
  </office:meta>
</office:document-meta>
</file>